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L1">
      <style:paragraph-properties fo:line-height="200%"/>
    </style:style>
    <style:style style:name="T1" style:family="text">
      <style:text-properties fo:font-weight="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say Interview Questions</text:p>
      <text:list text:style-name="L1">
        <text:list-item>
          <text:p text:style-name="P2">What is your name? </text:p>
        </text:list-item>
        <text:list-item>
          <text:p text:style-name="P2">What is your field / plan of study?</text:p>
        </text:list-item>
        <text:list-item>
          <text:p text:style-name="P2">Where do you work?</text:p>
        </text:list-item>
        <text:list-item>
          <text:p text:style-name="P2">Have you noticed the growing problem of people on campus who are disrespectful drivers by using multiple parking spaces, running stop signs, and so on?</text:p>
        </text:list-item>
        <text:list-item>
          <text:p text:style-name="P2">What is your opinion of the people who blare their stereos at night?</text:p>
        </text:list-item>
        <text:list-item>
          <text:p text:style-name="P2">What is your opinion of the people who have intentionally loud and obnoxious vehicles?</text:p>
        </text:list-item>
        <text:list-item>
          <text:p text:style-name="P2">Do you have any ideas to help alleviate this problem?</text:p>
        </text:list-item>
        <text:list-item>
          <text:p text:style-name="P2">Do you know if anything on campus is being done to help this problem?</text:p>
        </text:list-item>
        <text:list-item>
          <text:p text:style-name="P2">Do you think there is anything we can do as students to help this problem?</text:p>
        </text:list-item>
        <text:list-item>
          <text:p text:style-name="P2">Have you ever dealt with this problem personally?</text:p>
        </text:list-item>
        <text:list-item>
          <text:p text:style-name="P2">If so, can you give details?</text:p>
        </text:list-item>
        <text:list-item>
          <text:p text:style-name="P2">What do you think about the people who park in handicapped spots illegally?</text:p>
        </text:list-item>
        <text:list-item>
          <text:p text:style-name="P2">Have you ever been in an accident with someone who drives like an arrogant self-centered jerk?</text:p>
        </text:list-item>
        <text:list-item>
          <text:p text:style-name="P2">If so, was it severe?</text:p>
        </text:list-item>
        <text:list-item>
          <text:p text:style-name="P2">Are the punishments for driving like this severe enough?</text:p>
        </text:list-item>
        <text:list-item>
          <text:p text:style-name="P2">If so, how can they improve?</text:p>
        </text:list-item>
        <text:list-item>
          <text:p text:style-name="P2">Do you think we catch enough people who drive like this?</text:p>
        </text:list-item>
        <text:list-item>
          <text:p text:style-name="P2">Do you think it will benefit students if people drive more politely on campus?</text:p>
        </text:list-item>
        <text:list-item>
          <text:p text:style-name="P2">Do you think that these people know they're being arrogant self-centered jerks?</text:p>
        </text:list-item>
        <text:list-item>
          <text:p text:style-name="P2">Is there anything we can do to possibly educate people about this problem?</text:p>
        </text:list-item>
      </text:list>
      <text:p text:style-name="P1"/>
      <text:p text:style-name="P1"/>
      <text:p text:style-name="P1"/>
      <text:p text:style-name="P1"/>
      <text:p text:style-name="P1">Essay Interview Questions - Cody</text:p>
      <text:list text:style-name="L1">
        <text:list-item text:start-value="1">
          <text:p text:style-name="P2">What is your name? Cody Blevins</text:p>
        </text:list-item>
        <text:list-item>
          <text:p text:style-name="P2">What is your field / plan of study? Graphic Design</text:p>
        </text:list-item>
        <text:list-item>
          <text:p text:style-name="P2">Where do you work? CA in England South</text:p>
        </text:list-item>
        <text:list-item>
          <text:p text:style-name="P2">Have you noticed the growing problem of people on campus who are disrespectful drivers by using multiple parking spaces, running stop signs, and so on? Yes, those bastards.</text:p>
        </text:list-item>
        <text:list-item>
          <text:p text:style-name="P2">What is your opinion of the people who blare their stereos at night? Bastards.</text:p>
        </text:list-item>
        <text:list-item>
          <text:p text:style-name="P2">What is your opinion of the people who have intentionally loud and obnoxious vehicles? Irritating people that I write up.</text:p>
        </text:list-item>
        <text:list-item>
          <text:p text:style-name="P2">Do you have any ideas to help alleviate this problem? Yes, but they're too violent to put on paper.</text:p>
        </text:list-item>
        <text:list-item>
          <text:p text:style-name="P2">Do you know if anything on campus is being done to help this problem? CA's write up people and take away stereos</text:p>
        </text:list-item>
        <text:list-item>
          <text:p text:style-name="P2">Do you think there is anything we can do as students to help this problem? Report incidents to campus police, during or prior to them doing it. Like, if someone is double-parking, tell campus police, and they'll have them towed. If you see someone blaring their radio, tell campus police, and they'll make them leave.</text:p>
        </text:list-item>
        <text:list-item>
          <text:p text:style-name="P2">Have you ever dealt with this problem personally? Yes</text:p>
        </text:list-item>
        <text:list-item>
          <text:p text:style-name="P2">If so, can you give details? I rode my bike to class one day and stopped at a stop sign, and on the way through the stop sign, and I was t-boned by a truck.</text:p>
        </text:list-item>
        <text:list-item>
          <text:p text:style-name="P2">What do you think about the people who park in handicapped spots illegally? I saw some earlier today and they were little high school kids and I wanted to tow their car.</text:p>
        </text:list-item>
        <text:list-item>
          <text:p text:style-name="P2">Have you ever been in an accident with someone who drives like an arrogant self-centered jerk? Yes.</text:p>
        </text:list-item>
        <text:list-item>
          <text:p text:style-name="P2">If so, was it severe? Yes. Well, it scratched the hell out of the right side of my left leg.</text:p>
        </text:list-item>
        <text:list-item>
          <text:p text:style-name="P2">Are the punishments for driving like this severe enough? No</text:p>
        </text:list-item>
        <text:list-item>
          <text:p text:style-name="P2">If so, how can they improve? Death! Taking their license away and doing harsher punishments. They're still going to drive though.</text:p>
        </text:list-item>
        <text:list-item>
          <text:p text:style-name="P2">Do you think we catch enough people who drive like this? No</text:p>
        </text:list-item>
        <text:list-item>
          <text:p text:style-name="P2">Do you think it will benefit students if people drive more politely on campus? Yes, less accidents on campus</text:p>
        </text:list-item>
        <text:list-item>
          <text:p text:style-name="P2">Do you think that these people know they're being arrogant self-centered jerks? Yes, those bastards</text:p>
        </text:list-item>
        <text:list-item>
          <text:p text:style-name="P2">Is there anything we can do to possibly educate people about this problem? Brainwashing. Electric shock therapy.</text:p>
        </text:list-item>
      </text:list>
      <text:p text:style-name="P1"/>
      <text:p text:style-name="P1"><text:span text:style-name="T1">Carl: </text:span>"The cops on campus seem to appear only at the beginning of the fall semester to remind people of the parking permits, After that, they let the wild parkers park anywhere. The only time they give a ticket for bad parking, is when somebody calls to complain cause they can't park in the "service vehicle" parking."</text:p>
      <text:p text:style-name="P1"/>
      <text:p text:style-name="P1"><text:span text:style-name="T1">Carl: </text:span>"It just so happens that I was describing the crappy parking on campus and how the cops never do anything about, when all of a sudden I heard a loud squeal of tires from behind. Irritated, I turned around to see what redneck was showing off, and without surprise I saw an extended cab Ford F150 doing a few 180's in a parking l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Keith Gable</meta:initial-creator>
    <meta:creation-date>2007-01-21T16:09:07</meta:creation-date>
    <dc:creator>Keith Gable</dc:creator>
    <dc:date>2007-01-25T13:13:25</dc:date>
    <meta:printed-by>Keith Gable</meta:printed-by>
    <meta:print-date>2007-01-25T11:06:50</meta:print-date>
    <dc:language>en-US</dc:language>
    <meta:editing-cycles>11</meta:editing-cycles>
    <meta:editing-duration>PT3H13M8S</meta:editing-duration>
    <meta:user-defined meta:name="Info 1"/>
    <meta:user-defined meta:name="Info 2"/>
    <meta:user-defined meta:name="Info 3"/>
    <meta:user-defined meta:name="Info 4"/>
    <meta:document-statistic meta:table-count="0" meta:image-count="0" meta:object-count="0" meta:page-count="3" meta:paragraph-count="44" meta:word-count="743" meta:character-count="4077"/>
  </office:meta>
</office:document-meta>
</file>